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Synch Engine</text:h>
      <text:h text:style-name="Heading_20_2" text:outline-level="2">Overview</text:h>
      <text:p text:style-name="Text_20_body">The synch engine consists of the major components:</text:p>
      <text:list xml:id="list1335142317" text:style-name="L1">
        <text:list-item>
          <text:p text:style-name="P1">Synch engine itself - coordinates the synch process</text:p>
        </text:list-item>
        <text:list-item>
          <text:p text:style-name="P1">SynchService - a jboss service used to control the synch <text:s/>engine.</text:p>
        </text:list-item>
        <text:list-item>
          <text:p text:style-name="P1">Synchlings - activated to handle a single phase of the synch process.</text:p>
        </text:list-item>
        <text:list-item>
          <text:p text:style-name="P1">Callback service - an http endpoint for service callbacks</text:p>
        </text:list-item>
      </text:list>
      <text:p text:style-name="Text_20_body">The synch service handles subscriptions which define two endpoints which are to be kept in synch. The endpoints are designated the local and remote ends but in fact either end may be physically remote or local. </text:p>
      <text:p text:style-name="Text_20_body">Synchronization is carried out through connectors which use end-point information to establish a connector instance which provides a connection to a service. These connectors and instances implement interfaces which use classes from CalWs-SOAP augmented by some special classes to handle the data and messages.</text:p>
      <text:p text:style-name="Text_20_body">Internally, only XML calendar items are handled. It is up to the connector and instances to convert to and from the native formats.</text:p>
      <text:p text:style-name="Text_20_body">Endpoints can use callback notifications to signal that changes have taken place in the data or can be polled regularly for changes. Bedework and Exchange can work in the notification mode, an exteernal file must be polled.</text:p>
      <text:h text:style-name="Heading_20_2" text:outline-level="2">Startup.</text:h>
      <text:p text:style-name="Text_20_body">When the service starts there are a number of subscription stored in a database which are currently inactive and must be brought to the active sta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ke Douglass</meta:initial-creator>
    <meta:creation-date>2011-08-16T10:56:14</meta:creation-date>
    <meta:document-statistic meta:table-count="0" meta:image-count="0" meta:object-count="0" meta:page-count="1" meta:paragraph-count="13" meta:word-count="223" meta:character-count="1352"/>
    <dc:date>2011-08-16T11:06:30</dc:date>
    <dc:creator>Mike Douglass</dc:creator>
    <meta:editing-duration>PT10M18S</meta:editing-duration>
    <meta:editing-cycles>1</meta:editing-cycles>
    <meta:generator>LibreOffice/3.3$Unix LibreOffice_project/330m19$Build-202</meta:generator>
  </office:meta>
</office:document-meta>
</file>